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670000002F9D3D7EE4F.svm" manifest:media-type=""/>
  <manifest:file-entry manifest:full-path="Pictures/20000001000004E30000012DBCBF1315.svm" manifest:media-type=""/>
  <manifest:file-entry manifest:full-path="Pictures/2000000100000996000002B1B513BF06.svm" manifest:media-type=""/>
  <manifest:file-entry manifest:full-path="Pictures/20000001000000D400000129CEA09E0E.svm" manifest:media-type=""/>
  <manifest:file-entry manifest:full-path="Pictures/20000001000001E2000000FA80285BC8.svm" manifest:media-type=""/>
  <manifest:file-entry manifest:full-path="Pictures/2000000100000124000000D8A19DD694.svm" manifest:media-type=""/>
  <manifest:file-entry manifest:full-path="Pictures/2000000100000175000001295D7A3A32.svm" manifest:media-type=""/>
  <manifest:file-entry manifest:full-path="Pictures/2000000100000103000000D8D4A109D4.svm" manifest:media-type=""/>
  <manifest:file-entry manifest:full-path="Pictures/20000001000007970000012D19810BBA.svm" manifest:media-type=""/>
  <manifest:file-entry manifest:full-path="Pictures/200000010000017D00000129E242AB27.svm" manifest:media-type=""/>
  <manifest:file-entry manifest:full-path="Pictures/200000020000014500000095E5AFE32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R \hspace {5mm}=\frac{v_t}{i_t}=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+{} i_t R_2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i_t&amp;=\frac{v_t-0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v_o=-i_{R2} 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47cm" svg:height="3.047cm" svg:x="1.671cm" svg:y="0.786cm">
          <draw:image xlink:href="Pictures/200000020000014500000095E5AFE320.eps" xlink:type="simple" xlink:show="embed" xlink:actuate="onLoad">
            <text:p/>
          </draw:image>
        </draw:frame>
        <draw:line draw:style-name="gr2" draw:text-style-name="P1" draw:layer="layout" svg:x1="3.415cm" svg:y1="2.307cm" svg:x2="4.246cm" svg:y2="2.307cm">
          <text:p/>
        </draw:line>
        <draw:line draw:style-name="gr3" draw:text-style-name="P1" draw:layer="layout" svg:x1="4.744cm" svg:y1="1.293cm" svg:x2="4.744cm" svg:y2="0.537cm">
          <text:p/>
        </draw:line>
        <draw:line draw:style-name="gr2" draw:text-style-name="P1" draw:layer="layout" svg:x1="4.744cm" svg:y1="0.538cm" svg:x2="5.099cm" svg:y2="0.538cm">
          <text:p/>
        </draw:line>
        <draw:frame draw:style-name="gr4" draw:text-style-name="P1" draw:layer="layout" svg:width="0.456cm" svg:height="0.355cm" svg:x="6.271cm" svg:y="1.32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46cm" svg:height="0.355cm" svg:x="3.8cm" svg:y="1.337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349cm" svg:height="0.258cm" svg:x="8.234cm" svg:y="2.15cm">
          <draw:image xlink:href="Pictures/2000000100000124000000D8A19DD694.svm" xlink:type="simple" xlink:show="embed" xlink:actuate="onLoad">
            <text:p/>
          </draw:image>
        </draw:frame>
        <draw:frame draw:style-name="gr7" draw:text-style-name="P1" draw:layer="layout" svg:width="0.295cm" svg:height="0.414cm" svg:x="3.599cm" svg:y="2.398cm">
          <draw:image xlink:href="Pictures/20000001000000D400000129CEA09E0E.svm" xlink:type="simple" xlink:show="embed" xlink:actuate="onLoad">
            <text:p/>
          </draw:image>
        </draw:frame>
        <draw:frame draw:style-name="gr8" draw:text-style-name="P1" draw:layer="layout" svg:width="0.577cm" svg:height="0.299cm" svg:x="5.097cm" svg:y="1.573cm">
          <draw:image xlink:href="Pictures/20000001000001E2000000FA80285BC8.svm" xlink:type="simple" xlink:show="embed" xlink:actuate="onLoad">
            <text:p/>
          </draw:image>
        </draw:frame>
        <draw:frame draw:style-name="gr8" draw:text-style-name="P1" draw:layer="layout" svg:width="0.577cm" svg:height="0.299cm" svg:x="5.097cm" svg:y="2.181cm">
          <draw:image xlink:href="Pictures/20000001000001E2000000FA80285BC8.svm" xlink:type="simple" xlink:show="embed" xlink:actuate="onLoad">
            <text:p/>
          </draw:image>
        </draw:frame>
        <draw:line draw:style-name="gr2" draw:text-style-name="P1" draw:layer="layout" svg:x1="2.569cm" svg:y1="2.257cm" svg:x2="3.034cm" svg:y2="2.257cm">
          <text:p/>
        </draw:line>
        <draw:line draw:style-name="gr3" draw:text-style-name="P1" draw:layer="layout" svg:x1="2.572cm" svg:y1="4.017cm" svg:x2="2.572cm" svg:y2="2.259cm">
          <text:p/>
        </draw:line>
        <draw:frame draw:style-name="gr9" draw:text-style-name="P3" draw:layer="layout" svg:width="0.866cm" svg:height="0.653cm" svg:x="2.517cm" svg:y="4.105cm">
          <draw:text-box>
            <text:p text:style-name="P2"><text:span text:style-name="T1">داخلی</text:span></text:p>
          </draw:text-box>
        </draw:frame>
        <draw:frame draw:style-name="gr10" draw:text-style-name="P1" draw:layer="layout" svg:width="2.944cm" svg:height="0.826cm" svg:x="2.443cm" svg:y="3.93cm">
          <draw:image xlink:href="Pictures/2000000100000996000002B1B513BF06.svm" xlink:type="simple" xlink:show="embed" xlink:actuate="onLoad">
            <text:p/>
          </draw:image>
        </draw:frame>
        <draw:frame draw:style-name="gr11" draw:text-style-name="P1" draw:layer="layout" svg:width="1.5cm" svg:height="0.36cm" svg:x="5.491cm" svg:y="0.421cm">
          <draw:image xlink:href="Pictures/20000001000004E30000012DBCBF1315.svm" xlink:type="simple" xlink:show="embed" xlink:actuate="onLoad">
            <text:p/>
          </draw:image>
        </draw:frame>
        <draw:frame draw:style-name="gr12" draw:text-style-name="P1" draw:layer="layout" svg:width="1.647cm" svg:height="0.76cm" svg:x="0.368cm" svg:y="0.355cm">
          <draw:image xlink:href="Pictures/2000000100000670000002F9D3D7EE4F.svm" xlink:type="simple" xlink:show="embed" xlink:actuate="onLoad">
            <text:p/>
          </draw:image>
        </draw:frame>
        <draw:frame draw:style-name="gr13" draw:text-style-name="P1" draw:layer="layout" svg:width="1.942cm" svg:height="0.3cm" svg:x="0.368cm" svg:y="1.323cm">
          <draw:image xlink:href="Pictures/20000001000007970000012D19810BBA.svm" xlink:type="simple" xlink:show="embed" xlink:actuate="onLoad">
            <text:p/>
          </draw:image>
        </draw:frame>
        <draw:frame draw:style-name="gr14" draw:text-style-name="P1" draw:layer="layout" svg:width="0.31cm" svg:height="0.258cm" svg:x="1.31cm" svg:y="2.528cm">
          <draw:image xlink:href="Pictures/2000000100000103000000D8D4A109D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48:29.772679597</dc:date>
    <meta:editing-duration>PT1H2M59S</meta:editing-duration>
    <meta:editing-cycles>12</meta:editing-cycles>
    <meta:generator>LibreOffice/4.2.8.2$Linux_x86 LibreOffice_project/420m0$Build-2</meta:generator>
    <meta:document-statistic meta:object-count="18"/>
  </office:meta>
</office:document-meta>
</file>